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0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ILVA MONDRAGON, SEGUNDO JUA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P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2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ILVA MONDRAGON, SEGUNDO JUA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1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3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2618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58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22:43:2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